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c0c" officeooo:paragraph-rsid="000f7c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81,rtcloud_trID=80,parameter=9,B_prob=0.9257716001180414</text:p>
      <text:p text:style-name="P1">6.880000000819564e-06 passed since received '5' </text:p>
      <text:p text:style-name="P1">runId=10</text:p>
      <text:p text:style-name="P1">timestamp=1621000562.328570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1, value 0.7822580798789179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<text:soft-page-break/>Scanner_TR_ID=82,rtcloud_trID=81,parameter=9,B_prob=0.7822580798789179</text:p>
      <text:p text:style-name="P1">6.922011380083859e-06 passed since received '5' </text:p>
      <text:p text:style-name="P1">runId=10</text:p>
      <text:p text:style-name="P1">timestamp=1621000564.913879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SubjectInterface: setResult: run 10, tr 82, value 0.745795593486872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83,rtcloud_trID=82,parameter=9,B_prob=0.7457955934868721</text:p>
      <text:p text:style-name="P1">6.799993570894003e-06 passed since received '5' </text:p>
      <text:p text:style-name="P1">runId=10</text:p>
      <text:p text:style-name="P1">timestamp=1621000566.562766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3, value 0.4122003412244327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successful_trials=3</text:p>
      <text:p text:style-name="P1">perfect_trials=0</text:p>
      <text:p text:style-name="P1">saving successful_trials = 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4, value 0.2576454945478099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5, value 0.999095287315097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6, value 0.3761971060166463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7, value 0.94605763722158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8, value 0.541459211197658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89, value 0.4932334527561199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0, value 0.343372689108303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1, value 0.292707480138173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2, value 0.0383541465296959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93,rtcloud_trID=92,parameter=13,B_prob=0.03835414652969592</text:p>
      <text:p text:style-name="P1">6.984992069192231e-06 passed since received '5' </text:p>
      <text:p text:style-name="P1">runId=10</text:p>
      <text:p text:style-name="P1">timestamp=1621000586.83951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3, value 0.673208118094612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94,rtcloud_trID=93,parameter=13,B_prob=0.6732081180946126</text:p>
      <text:p text:style-name="P1"><text:soft-page-break/>2.125001628883183e-06 passed since received '5' </text:p>
      <text:p text:style-name="P1">runId=10</text:p>
      <text:p text:style-name="P1">timestamp=1621000588.46119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4, value 0.582841047998300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95,rtcloud_trID=94,parameter=13,B_prob=0.5828410479983004</text:p>
      <text:p text:style-name="P1">2.0930019672960043e-06 passed since received '5' </text:p>
      <text:p text:style-name="P1">runId=10</text:p>
      <text:p text:style-name="P1">timestamp=1621000591.098460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5, value 0.0595165999603858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96,rtcloud_trID=95,parameter=13,B_prob=0.05951659996038585</text:p>
      <text:p text:style-name="P1">6.860995199531317e-06 passed since received '5' </text:p>
      <text:p text:style-name="P1">runId=10</text:p>
      <text:p text:style-name="P1">timestamp=1621000592.813579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6, value 0.571812581174451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97,rtcloud_trID=96,parameter=13,B_prob=0.5718125811744516</text:p>
      <text:p text:style-name="P1">7.356997230090201e-06 passed since received '5' </text:p>
      <text:p text:style-name="P1">runId=10</text:p>
      <text:p text:style-name="P1">timestamp=1621000594.522184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97, value 0.755614555768915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ITI</text:p>
      <text:p text:style-name="P1">successful_trials=3</text:p>
      <text:p text:style-name="P1">perfect_trials=0</text:p>
      <text:p text:style-name="P1">saving successful_trials = 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SubjectInterface: setResult: run 10, tr 98, value 0.977366585539205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SubjectInterface: setResult: run 10, tr 99, value 0.91448504963502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0, value 0.96920851135907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1, value 0.97914817471721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2, value 0.974858193988756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3, value 0.2674577743479057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4, value 0.438150853499600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5, value 0.6993545571847072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6, value 0.0665678568450627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07,rtcloud_trID=106,parameter=13,B_prob=0.0665678568450627</text:p>
      <text:p text:style-name="P1">6.526999641209841e-06 passed since received '5' </text:p>
      <text:p text:style-name="P1">runId=10</text:p>
      <text:p text:style-name="P1">timestamp=1621000614.78277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7, value 0.2108550259569223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08,rtcloud_trID=107,parameter=13,B_prob=0.21085502595692232</text:p>
      <text:p text:style-name="P1">7.5390125857666135e-06 passed since received '5' </text:p>
      <text:p text:style-name="P1">runId=10</text:p>
      <text:p text:style-name="P1">timestamp=1621000616.437522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8, value 0.373254567929431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09,rtcloud_trID=108,parameter=13,B_prob=0.3732545679294317</text:p>
      <text:p text:style-name="P1">6.671994924545288e-06 passed since received '5' </text:p>
      <text:p text:style-name="P1">runId=10</text:p>
      <text:p text:style-name="P1">timestamp=1621000619.000720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09, value 0.749917763515695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10,rtcloud_trID=109,parameter=13,B_prob=0.7499177635156951</text:p>
      <text:p text:style-name="P1">6.870002835057676e-06 passed since received '5' </text:p>
      <text:p text:style-name="P1">runId=10</text:p>
      <text:p text:style-name="P1">timestamp=1621000620.63829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0, value 0.2225387812100809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11,rtcloud_trID=110,parameter=13,B_prob=0.2225387812100809</text:p>
      <text:p text:style-name="P1">7.00700911693275e-06 passed since received '5' </text:p>
      <text:p text:style-name="P1">runId=10</text:p>
      <text:p text:style-name="P1">timestamp=1621000622.213133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1, value 0.570090967052899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successful_trials=3</text:p>
      <text:p text:style-name="P1">perfect_trials=0</text:p>
      <text:p text:style-name="P1">saving successful_trials = 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2, value 0.6556298521263314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3, value 0.803383782200722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4, value 0.76369027491951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5, value 0.296375713067708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6, value 0.4591175770074241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7, value 0.0022621128280160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8, value 0.1700484132612421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19, value 0.0755069711595365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0, value 0.964906579765806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21,rtcloud_trID=120,parameter=9,B_prob=0.9649065797658063</text:p>
      <text:p text:style-name="P1">7.356007699854672e-06 passed since received '5' </text:p>
      <text:p text:style-name="P1">runId=10</text:p>
      <text:p text:style-name="P1">timestamp=1621000642.401241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1, value 0.08018410016601635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22,rtcloud_trID=121,parameter=9,B_prob=0.08018410016601635</text:p>
      <text:p text:style-name="P1">7.063004886731505e-06 passed since received '5' </text:p>
      <text:p text:style-name="P1">runId=10</text:p>
      <text:p text:style-name="P1">timestamp=1621000644.9732049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2, value 0.4465318352652768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<text:soft-page-break/>=============================================</text:p>
      <text:p text:style-name="P1">Scanner_TR_ID=123,rtcloud_trID=122,parameter=9,B_prob=0.44653183526527684</text:p>
      <text:p text:style-name="P1">6.905989721417427e-06 passed since received '5' </text:p>
      <text:p text:style-name="P1">runId=10</text:p>
      <text:p text:style-name="P1">timestamp=1621000646.614817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3, value 0.0452542214195466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24,rtcloud_trID=123,parameter=9,B_prob=0.04525422141954667</text:p>
      <text:p text:style-name="P1">7.679002010263503e-06 passed since received '5' </text:p>
      <text:p text:style-name="P1">runId=10</text:p>
      <text:p text:style-name="P1">timestamp=1621000648.256128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4, value 0.400793923271366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25,rtcloud_trID=124,parameter=9,B_prob=0.4007939232713668</text:p>
      <text:p text:style-name="P1">7.0060050347819924e-06 passed since received '5' </text:p>
      <text:p text:style-name="P1">runId=10</text:p>
      <text:p text:style-name="P1">timestamp=1621000650.961479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5, value 0.836653933967424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successful_trials=4</text:p>
      <text:p text:style-name="P1">perfect_trials=0</text:p>
      <text:p text:style-name="P1">saving successful_trials = 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6, value 0.4115404192909481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7, value 0.515702030069172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8, value 0.610777079299109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29, value 0.803371192963922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0, value 0.420991107720419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1, value 0.4644844454541411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2, value 0.6470021306391329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3, value 0.275690880405558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4, value 0.804744012865803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35,rtcloud_trID=134,parameter=13,B_prob=0.8047440128658035</text:p>
      <text:p text:style-name="P1">7.0829992182552814e-06 passed since received '5' </text:p>
      <text:p text:style-name="P1">runId=10</text:p>
      <text:p text:style-name="P1">timestamp=1621000671.1714833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5, value 0.02894951231982758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36,rtcloud_trID=135,parameter=13,B_prob=0.028949512319827585</text:p>
      <text:p text:style-name="P1">6.973001291044056e-06 passed since received '5' </text:p>
      <text:p text:style-name="P1">runId=10</text:p>
      <text:p text:style-name="P1">timestamp=1621000672.80355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6, value 0.927034703309045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37,rtcloud_trID=136,parameter=9,B_prob=0.9270347033090454</text:p>
      <text:p text:style-name="P1">6.871996447443962e-06 passed since received '5' </text:p>
      <text:p text:style-name="P1">runId=10</text:p>
      <text:p text:style-name="P1">timestamp=1621000674.444146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SubjectInterface: setResult: run 10, tr 137, value 0.950878212668856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38,rtcloud_trID=137,parameter=5,B_prob=0.9508782126688565</text:p>
      <text:p text:style-name="P1">6.416012183763087e-06 passed since received '5' </text:p>
      <text:p text:style-name="P1">runId=10</text:p>
      <text:p text:style-name="P1">timestamp=1621000677.060474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8, value 0.503272799239622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feedback</text:p>
      <text:p text:style-name="P1"/>
      <text:p text:style-name="P1">=============================================</text:p>
      <text:p text:style-name="P1">Scanner_TR_ID=139,rtcloud_trID=138,parameter=5,B_prob=0.5032727992396223</text:p>
      <text:p text:style-name="P1">6.364993168972433e-06 passed since received '5' </text:p>
      <text:p text:style-name="P1">runId=10</text:p>
      <text:p text:style-name="P1">timestamp=1621000678.742372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39, value 0.17157728688919321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successful_trials=5</text:p>
      <text:p text:style-name="P1">perfect_trials=0</text:p>
      <text:p text:style-name="P1">saving successful_trials = 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0, value 0.37029414898875607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1, value 0.5511364360879671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2, value 0.7673166612425848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3, value 0.806898211328530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4, value 0.5425097659658454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SubjectInterface: setResult: run 10, tr 145, value 0.2011593003839059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6, value 0.8039569163551648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SubjectInterface: setResult: run 10, tr 147, value 0.281096736653597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8, value 0.4755370119954477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49,rtcloud_trID=148,parameter=13,B_prob=0.47553701199544773</text:p>
      <text:p text:style-name="P1">6.907008355483413e-06 passed since received '5' </text:p>
      <text:p text:style-name="P1">runId=10</text:p>
      <text:p text:style-name="P1">timestamp=1621000698.449665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49, value 0.700607643843147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<text:soft-page-break/>=============================================</text:p>
      <text:p text:style-name="P1">Scanner_TR_ID=150,rtcloud_trID=149,parameter=13,B_prob=0.7006076438431471</text:p>
      <text:p text:style-name="P1">6.446003681048751e-06 passed since received '5' </text:p>
      <text:p text:style-name="P1">runId=10</text:p>
      <text:p text:style-name="P1">timestamp=1621000701.156346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0, value 0.0728810608030748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51,rtcloud_trID=150,parameter=13,B_prob=0.07288106080307487</text:p>
      <text:p text:style-name="P1">6.803995347581804e-06 passed since received '5' </text:p>
      <text:p text:style-name="P1">runId=10</text:p>
      <text:p text:style-name="P1">timestamp=1621000702.85251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1, value 0.0543097189639584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52,rtcloud_trID=151,parameter=13,B_prob=0.05430971896395842</text:p>
      <text:p text:style-name="P1">7.021008059382439e-06 passed since received '5' </text:p>
      <text:p text:style-name="P1">runId=10</text:p>
      <text:p text:style-name="P1">timestamp=1621000704.461811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SubjectInterface: setResult: run 10, tr 152, value 0.318578295958664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53,rtcloud_trID=152,parameter=13,B_prob=0.3185782959586642</text:p>
      <text:p text:style-name="P1">7.438007742166519e-06 passed since received '5' </text:p>
      <text:p text:style-name="P1">runId=10</text:p>
      <text:p text:style-name="P1">timestamp=1621000707.082521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3, value 0.4407368372695637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successful_trials=5</text:p>
      <text:p text:style-name="P1"><text:soft-page-break/>perfect_trials=0</text:p>
      <text:p text:style-name="P1">saving successful_trials = 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4, value 0.6322277844897538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5, value 0.644599677300266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6, value 0.0789813374399078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7, value 0.766894163716249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8, value 0.70653466734469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59, value 0.3602783871457989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0, value 0.566895565316577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1, value 0.567113308070817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waiting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2, value 0.966431111056676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63,rtcloud_trID=162,parameter=9,B_prob=0.9664311110566763</text:p>
      <text:p text:style-name="P1">7.016991730779409e-06 passed since received '5' </text:p>
      <text:p text:style-name="P1">runId=10</text:p>
      <text:p text:style-name="P1">timestamp=1621000726.656899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3, value 0.678031505909312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64,rtcloud_trID=163,parameter=9,B_prob=0.6780315059093125</text:p>
      <text:p text:style-name="P1">7.021997589617968e-06 passed since received '5' </text:p>
      <text:p text:style-name="P1">runId=10</text:p>
      <text:p text:style-name="P1">timestamp=1621000728.31210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4, value 0.629299734505601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65,rtcloud_trID=164,parameter=9,B_prob=0.6292997345056014</text:p>
      <text:p text:style-name="P1"><text:soft-page-break/>3.1170056900009513e-06 passed since received '5' </text:p>
      <text:p text:style-name="P1">runId=10</text:p>
      <text:p text:style-name="P1">timestamp=1621000730.9566243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5, value 0.835489162748114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66,rtcloud_trID=165,parameter=9,B_prob=0.8354891627481145</text:p>
      <text:p text:style-name="P1">6.927002687007189e-06 passed since received '5' </text:p>
      <text:p text:style-name="P1">runId=10</text:p>
      <text:p text:style-name="P1">timestamp=1621000732.63877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6, value 0.755342214400775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feedback</text:p>
      <text:p text:style-name="P1"/>
      <text:p text:style-name="P1">=============================================</text:p>
      <text:p text:style-name="P1">Scanner_TR_ID=167,rtcloud_trID=166,parameter=9,B_prob=0.7553422144007755</text:p>
      <text:p text:style-name="P1">6.7680084612220526e-06 passed since received '5' </text:p>
      <text:p text:style-name="P1">runId=10</text:p>
      <text:p text:style-name="P1">timestamp=1621000734.2399702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7, value 0.876990575424501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successful_trials=6</text:p>
      <text:p text:style-name="P1">perfect_trials=0</text:p>
      <text:p text:style-name="P1">saving successful_trials = 6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8, value 0.633833650060044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69, value 0.8197173961484981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70, value 0.4721916282050344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71, value 0.9251234048197965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SubjectInterface: setResult: run 10, tr 172, value 0.11761026529049887</text:p>
      <text:p text:style-name="P1"><text:soft-page-break/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error </text:p>
      <text:p text:style-name="P1">ITI</text:p>
      <text:p text:style-name="P1">saving successful_trials = 6</text:p>
      <text:p text:style-name="P1">ThresholdLog = </text:p>
      <text:p text:style-name="P1"><text:s/>run <text:s/>threshold <text:s/>successful_trials</text:p>
      <text:p text:style-name="P1"><text:s text:c="3"/>1 <text:s text:c="6"/>0.60 <text:s text:c="14"/>12.0</text:p>
      <text:p text:style-name="P1"><text:s text:c="3"/>2 <text:s text:c="6"/>0.60 <text:s text:c="14"/>12.0</text:p>
      <text:p text:style-name="P1"><text:s text:c="3"/>3 <text:s text:c="6"/>0.60 <text:s text:c="14"/>12.0</text:p>
      <text:p text:style-name="P1"><text:s text:c="3"/>4 <text:s text:c="6"/>0.60 <text:s text:c="14"/>10.0</text:p>
      <text:p text:style-name="P1"><text:s text:c="3"/>5 <text:s text:c="6"/>0.60 <text:s text:c="14"/>11.0</text:p>
      <text:p text:style-name="P1"><text:s text:c="3"/>6 <text:s text:c="6"/>0.60 <text:s text:c="14"/>12.0</text:p>
      <text:p text:style-name="P1"><text:s text:c="3"/>7 <text:s text:c="6"/>0.65 <text:s text:c="15"/>8.0</text:p>
      <text:p text:style-name="P1"><text:s text:c="3"/>8 <text:s text:c="6"/>0.65 <text:s text:c="15"/>6.0</text:p>
      <text:p text:style-name="P1"><text:s text:c="3"/>9 <text:s text:c="6"/>0.65 <text:s text:c="14"/>11.0</text:p>
      <text:p text:style-name="P1"><text:s text:c="2"/>10 <text:s text:c="6"/>0.70 <text:s text:c="14"/>10.0</text:p>
      <text:p text:style-name="P1"><text:s text:c="3"/>1 <text:s text:c="6"/>0.70 <text:s text:c="14"/>10.0</text:p>
      <text:p text:style-name="P1"><text:s text:c="3"/>2 <text:s text:c="6"/>0.65 <text:s text:c="14"/>10.0</text:p>
      <text:p text:style-name="P1"><text:s text:c="3"/>3 <text:s text:c="6"/>0.60 <text:s text:c="14"/>11.0</text:p>
      <text:p text:style-name="P1"><text:s text:c="3"/>4 <text:s text:c="6"/>0.65 <text:s text:c="14"/>10.0</text:p>
      <text:p text:style-name="P1"><text:s text:c="3"/>5 <text:s text:c="6"/>0.70 <text:s text:c="15"/>4.0</text:p>
      <text:p text:style-name="P1"><text:s text:c="3"/>6 <text:s text:c="6"/>0.70 <text:s text:c="15"/>6.0</text:p>
      <text:p text:style-name="P1"><text:s text:c="3"/>7 <text:s text:c="6"/>0.70 <text:s text:c="14"/>10.0</text:p>
      <text:p text:style-name="P1"><text:s text:c="3"/>8 <text:s text:c="6"/>0.70 <text:s text:c="14"/>11.0</text:p>
      <text:p text:style-name="P1"><text:s text:c="3"/>9 <text:s text:c="6"/>0.75 <text:s text:c="15"/>9.0</text:p>
      <text:p text:style-name="P1"><text:s text:c="2"/>10 <text:s text:c="6"/>0.80 <text:s text:c="15"/>6.0</text:p>
      <text:p text:style-name="P1"><text:s text:c="2"/>11 <text:s text:c="6"/>0.80 <text:s text:c="15"/>4.0</text:p>
      <text:p text:style-name="P1"><text:s text:c="2"/>12 <text:s text:c="6"/>0.80 <text:s text:c="14"/>10.0</text:p>
      <text:p text:style-name="P1"><text:s text:c="3"/>1 <text:s text:c="6"/>0.80 <text:s text:c="15"/>9.0</text:p>
      <text:p text:style-name="P1"><text:s text:c="3"/>2 <text:s text:c="6"/>0.80 <text:s text:c="15"/>9.0</text:p>
      <text:p text:style-name="P1"><text:s text:c="3"/>3 <text:s text:c="6"/>0.85 <text:s text:c="15"/>9.0</text:p>
      <text:p text:style-name="P1"><text:s text:c="3"/>4 <text:s text:c="6"/>0.90 <text:s text:c="15"/>4.0</text:p>
      <text:p text:style-name="P1"><text:s text:c="3"/>5 <text:s text:c="6"/>0.90 <text:s text:c="15"/>6.0</text:p>
      <text:p text:style-name="P1"><text:s text:c="3"/>6 <text:s text:c="6"/>0.90 <text:s text:c="15"/>6.0</text:p>
      <text:p text:style-name="P1"><text:s text:c="3"/>7 <text:s text:c="6"/>0.90 <text:s text:c="15"/>4.0</text:p>
      <text:p text:style-name="P1"><text:s text:c="3"/>8 <text:s text:c="6"/>0.90 <text:s text:c="15"/>6.0</text:p>
      <text:p text:style-name="P1"><text:s text:c="3"/>9 <text:s text:c="6"/>0.90 <text:s text:c="15"/>7.0</text:p>
      <text:p text:style-name="P1"><text:s text:c="2"/>10 <text:s text:c="6"/>0.90 <text:s text:c="15"/>6.0</text:p>
      <text:p text:style-name="P1">SubjectInterface: setResult: run 10, tr 173, value 0.08361188057268477</text:p>
      <text:p text:style-name="P1">SubjectInterface: setResult: run 10, tr 174, value 0.3322126909888511</text:p>
      <text:p text:style-name="P1"><text:soft-page-break/>1.0772 <text:tab/>WARNING <text:tab/>We strongly recommend you activate the PTB sound engine in PsychoPy prefs as the preferred audio engine. Its timing is vastly superior. Your prefs are currently set to use ['sounddevice', 'PTB', 'pyo', 'pygame'] (in that order).</text:p>
      <text:p text:style-name="P1">1.4425 <text:tab/>WARNING <text:tab/>User requested fullscreen with size [1820 <text:s/>980], but screen is actually [3840, 2160]. Using actual size</text:p>
      <text:p text:style-name="P1">(rtcloud_kp) watts@LinuxPresentation:~/Desktop/ntblab/kailong/rtSynth_rt$ </text:p>
      <text:p text:style-name="P1">(rtcloud_kp) watts@LinuxPresentation:~/Desktop/ntblab/kailong/rtSynth_rt$ 55555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0:05:08.866472602</meta:creation-date>
    <dc:date>2021-05-14T10:05:47.080592223</dc:date>
    <meta:editing-duration>PT38S</meta:editing-duration>
    <meta:editing-cycles>1</meta:editing-cycles>
    <meta:document-statistic meta:table-count="0" meta:image-count="0" meta:object-count="0" meta:page-count="168" meta:paragraph-count="8154" meta:word-count="9092" meta:character-count="62220" meta:non-whitespace-character-count="52748"/>
    <meta:generator>LibreOffice/5.1.6.2$Linux_X86_64 LibreOffice_project/10m0$Build-2</meta:generator>
  </office:meta>
</office:document-meta>
</file>